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216cm"/>
    </style:style>
    <style:style style:name="co7" style:family="table-column">
      <style:table-column-properties fo:break-before="auto" style:column-width="3.284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1.111cm"/>
    </style:style>
    <style:style style:name="co10" style:family="table-column">
      <style:table-column-properties fo:break-before="auto" style:column-width="2.581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3.563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3.925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6"/>
    <style:style style:name="ce7" style:family="table-cell" style:parent-style-name="Default" style:data-style-name="N115"/>
    <style:style style:name="ce8" style:family="table-cell" style:parent-style-name="Default" style:data-style-name="N1"/>
    <style:style style:name="ce9" style:family="table-cell" style:parent-style-name="Default" style:data-style-name="N117"/>
    <style:style style:name="ce10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12" calcext:value-type="float">
            <text:p>0.0012</text:p>
          </table:table-cell>
          <table:table-cell office:value-type="float" office:value="0.34" calcext:value-type="float">
            <text:p>0.34</text:p>
          </table:table-cell>
          <table:table-cell table:formula="of:=2.65*([.C23]+1)-(5.3-3.5*[.C23])*[.C23]*[.C23]*EXP(-(1.5-LOG([.$B$21];10)/2))" office:value-type="float" office:value="3.54779869357358" calcext:value-type="float">
            <text:p>3.5477986936</text:p>
          </table:table-cell>
          <table:table-cell table:formula="of:=[.B23]/([.C23])^(-[.D23])" office:value-type="float" office:value="0.0000261193737579911" calcext:value-type="float">
            <text:p>2.61193737579911E-005</text:p>
          </table:table-cell>
          <table:table-cell/>
          <table:table-cell table:style-name="ce3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 table:formula="of:=[.C23]/(1-[.C23])*[.B2]/[.B3]*[.B23]" office:value-type="float" office:value="0.000360606060606061" calcext:value-type="float">
            <text:p>0.000360606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45.9429085520423" calcext:value-type="float">
            <text:p>45.94290855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formula="of:=[.B27]/[.B26]" office:value-type="float" office:value="0.0302783785969667" calcext:value-type="float">
            <text:p>0.0302783786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ergun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1" calcext:value-type="float">
            <text:p>1.00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.408333333333" calcext:value-type="float">
            <text:p>134.408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111111111111111" calcext:value-type="float">
            <text:p>0.00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00176111538074884" calcext:value-type="float">
            <text:p>1.76111538074884E-005</text:p>
          </table:table-cell>
          <table:table-cell/>
          <table:table-cell table:style-name="ce3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formula="of:=[.B27]/[.B26]" office:value-type="float" office:value="0.0995049057734418" calcext:value-type="float">
            <text:p>0.0995049058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shearSuspension2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9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bt-SinglePhas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1]/[.B13]/[.B13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9325.48494679075" calcext:value-type="float">
            <text:p>9325.4849467908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2" calcext:value-type="float">
            <text:p>0.0032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8650.9698935815" calcext:value-type="float">
            <text:p>18650.9698935815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27976.4548403723" calcext:value-type="float">
            <text:p>27976.4548403723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32" calcext:value-type="float">
            <text:p>0.32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37301.939787163" calcext:value-type="float">
            <text:p>37301.939787163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2" calcext:value-type="float">
            <text:p>0.002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46627.4247339538" calcext:value-type="float">
            <text:p>46627.4247339538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1.25" calcext:value-type="float">
            <text:p>1.2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2" calcext:value-type="float">
            <text:p>2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55952.9096807445" calcext:value-type="float">
            <text:p>55952.9096807445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86.509698935815" calcext:value-type="float">
            <text:p>186.5096989358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65278.3946275352" calcext:value-type="float">
            <text:p>65278.3946275352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74603.879574326" calcext:value-type="float">
            <text:p>74603.879574326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83929.3645211167" calcext:value-type="float">
            <text:p>83929.3645211167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93254.8494679075" calcext:value-type="float">
            <text:p>93254.8494679075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93254.8494679075" calcext:value-type="float">
            <text:p>9.325E+004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35103216382911" calcext:value-type="float">
            <text:p>3.35103216382911E-008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177777777777778" calcext:value-type="float">
            <text:p>0.000177777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2.65*([.E29]+1)-(5.3-3.5*[.E29])*[.E29]*[.E29]*EXP(-(1.5/2))" office:value-type="float" office:value="3.26431979357656" calcext:value-type="float">
            <text:p>3.2643197936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7.7427255770661" calcext:value-type="float">
            <text:p>7.7427255771</text:p>
          </table:table-cell>
          <table:table-cell table:formula="of:=[.B29]/[.H29]" office:value-type="float" office:value="0.0000229606197466632" calcext:value-type="float">
            <text:p>2.29606197466632E-00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71414140149491" calcext:value-type="float">
            <text:p>1.71414140149491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35103216382911" calcext:value-type="float">
            <text:p>3.35E-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6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6" table:default-cell-style-name="Default"/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9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5" table:default-cell-style-name="ce1"/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6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0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7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00-00-00</text:date>, <text:time style:data-style-name="N2" text:time-value="0000-00-00T00:00:01.139627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2-13T16:56:26.204787337</dc:date>
    <dc:creator>bruno </dc:creator>
    <meta:editing-duration>P2DT5H40M40S</meta:editing-duration>
    <meta:editing-cycles>87</meta:editing-cycles>
    <meta:document-statistic meta:table-count="18" meta:cell-count="1708" meta:object-count="0"/>
  </office:meta>
</office:document-meta>
</file>